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8.28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user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utilisateur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fullnam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nom complet ( exemple "John Doe"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email</text:p>
          </table:table-cell>
          <table:table-cell office:value-type="string" table:style-name="ce7">
            <text:p>VARCHAR(255)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email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password</text:p>
          </table:table-cell>
          <table:table-cell office:value-type="string" table:style-name="ce7">
            <text:p>VARCHAR(150)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pass hash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ast_login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ernière connex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created_at</text:p>
          </table:table-cell>
          <table:table-cell office:value-type="string" table:style-name="ce11">
            <text:p>DATETIM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1">
            <text:p>CURRENT_TIMESTAMP</text:p>
          </table:table-cell>
          <table:table-cell office:value-type="string" table:style-name="ce13">
            <text:p>date inscrip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projet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inked_admin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admin lié a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linked_manage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modérateur lié au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scription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pd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de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categori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sous-catégori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project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du proje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olor</text:p>
          </table:table-cell>
          <table:table-cell office:value-type="string" table:style-name="ce7">
            <text:p>VARCHAR(45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coul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pd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task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tâches d'un projet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scription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escription complè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assigned_to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utilisateur assigné à cette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ategory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sous-catégori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mportance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en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expir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omp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de complétion / valid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fil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fichiers appartenants à 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fichie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ask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tâch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itle</text:p>
          </table:table-cell>
          <table:table-cell office:value-type="string" table:style-name="ce7">
            <text:p>TEX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itre / no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filename</text:p>
          </table:table-cell>
          <table:table-cell office:value-type="string" table:style-name="ce7">
            <text:p>VARCHAR(45)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nom du fichier uploadé ( ou hash 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ize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0" table:style-name="ce7">
            <text:p>0</text:p>
          </table:table-cell>
          <table:table-cell office:value-type="string" table:style-name="ce9">
            <text:p>taill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mimetype</text:p>
          </table:table-cell>
          <table:table-cell office:value-type="string" table:style-name="ce7">
            <text:p>VARCHAR(45)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type mi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importance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indicatiosn d'importance d'une tâche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importa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title</text:p>
          </table:table-cell>
          <table:table-cell office:value-type="string" table:style-name="ce11">
            <text:p>TEX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table:style-name="ce11"/>
          <table:table-cell office:value-type="string" table:style-name="ce14">
            <text:p>titr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15">
            <text:p>Table: users_has_project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projets qi sont liés aux utilisateurs admins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ser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project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lié à l'id proje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crea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CURRENT_TIMESTAMP</text:p>
          </table:table-cell>
          <table:table-cell office:value-type="string" table:style-name="ce9">
            <text:p>date créa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deleted_at</text:p>
          </table:table-cell>
          <table:table-cell office:value-type="string" table:style-name="ce7">
            <text:p>DATETIM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date suppress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is_deleted</text:p>
          </table:table-cell>
          <table:table-cell office:value-type="string" table:style-name="ce11">
            <text:p>TINYINT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flag suppress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7" table:number-rows-spanned="1" table:style-name="ce15">
            <text:p>Table: preferenc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2">
            <text:p>Table Comments</text:p>
          </table:table-cell>
          <table:table-cell office:value-type="string" table:number-columns-spanned="6" table:number-rows-spanned="1" table:style-name="ce16">
            <text:p>liste des préférences de l'utilisateur ( par exemple l'ordre du tri des tâches )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/>
          <table:table-cell office:value-type="string" table:number-columns-spanned="7" table:number-rows-spanned="1" table:style-name="ce17">
            <text:p>Column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4">
            <text:p>Data Type</text:p>
          </table:table-cell>
          <table:table-cell office:value-type="string" table:style-name="ce4">
            <text:p>Nullable</text:p>
          </table:table-cell>
          <table:table-cell office:value-type="string" table:style-name="ce4">
            <text:p>PK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Default</text:p>
          </table:table-cell>
          <table:table-cell office:value-type="string" table:style-name="ce5">
            <text:p>Commen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table:style-name="ce7"/>
          <table:table-cell office:value-type="string" table:style-name="ce9">
            <text:p>id preferenc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user_id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Yes</text:p>
          </table:table-cell>
          <table:table-cell table:style-name="ce7"/>
          <table:table-cell office:value-type="string" table:style-name="ce9">
            <text:p>id utilisat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tasks_filte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0" table:style-name="ce7">
            <text:p>0</text:p>
          </table:table-cell>
          <table:table-cell office:value-type="string" table:style-name="ce9">
            <text:p>préférence ordre du lors du filtre des tâch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0">
            <text:p>notifications_tasks_limit</text:p>
          </table:table-cell>
          <table:table-cell office:value-type="string" table:style-name="ce11">
            <text:p>INT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float" office:value="0" table:style-name="ce11">
            <text:p>0</text:p>
          </table:table-cell>
          <table:table-cell office:value-type="string" table:style-name="ce13">
            <text:p>préférence limite des notifications reçues</text:p>
          </table:table-cell>
          <table:table-cell table:number-columns-repeated="16376"/>
        </table:table-row>
        <table:table-row table:number-rows-repeated="1048481" table:style-name="ro1">
          <table:table-cell table:number-columns-repeated="16384"/>
        </table:table-row>
      </table:table>
      <table:table table:name="Feuil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AR</dc:creator>
    <meta:creation-date>2017-10-02T09:55:35Z</meta:creation-date>
    <dc:date>2017-10-02T14:44:23Z</dc:date>
  </office:meta>
</office:document-meta>
</file>